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Query 2</text:h>
      <text:h text:style-name="Heading_20_3" text:outline-level="3">Input</text:h>
      <text:p text:style-name="Text_20_body">create table LGCUSTOMER( Cust_Code int(3) not null primary key, Cust_Fname varchar(20) not null, Cust_Lname varchar(20) not null, Cust_Street varchar(50) not null, Cust_City varchar(20) not null, Cust_Province varchar(20) not null, Cust_ZIP varchar(5) not null, Cust_Balance double(8,2) not null);</text:p>
      <text:p text:style-name="Text_20_body"/>
      <text:p text:style-name="Text_20_body">create table LGVENDOR( </text:p>
      <text:p text:style-name="Text_20_body"><text:s text:c="4"/>-&gt; Vend_ID int(3) not null primary key, </text:p>
      <text:p text:style-name="Text_20_body"><text:s text:c="4"/>-&gt; Vend_Name varchar(20) not null, </text:p>
      <text:p text:style-name="Text_20_body"><text:s text:c="4"/>-&gt; Vend_Street varchar(50) not null, </text:p>
      <text:p text:style-name="Text_20_body"><text:s text:c="4"/>-&gt; Vend_City varchar(20) not null, </text:p>
      <text:p text:style-name="Text_20_body"><text:s text:c="4"/>-&gt; Vend_Province varchar(20) not null, </text:p>
      <text:p text:style-name="Text_20_body"><text:s text:c="4"/>-&gt; Vend_ZIP varchar(5) not null); </text:p>
      <text:p text:style-name="Text_20_body"/>
      <text:p text:style-name="Text_20_body">create table LGPRODUCT( Prod_SKU int(3) not null primary key, Prod_Desc varchar(20) not null, Prod_Type varchar(20) not null, Prod_Base varchar(20) not null, Prod_Category varchar(20) not null, Prod_Price double(5,2) not null, Prod_QOH int(3) not null, Prod_Min int(3) not null, Brand_ID int(3) not null, foreign key(Brand_ID) references LGBRAND (Brand_ID) on update cascade);</text:p>
      <text:p text:style-name="Text_20_body"/>
      <text:p text:style-name="Text_20_body">create table LGSUPPLIES( Vend_ID int(3) not null,Prod_SKU <text:s/>int(3) not null, Primary Key(Vend_ID, Prod_SKU), FOREIGN KEY (Vend_ID) REFERENCES LGVENDOR(Vend_ID) ON UPDATE CASCADE, FOREIGN KEY (Prod_SKU) REFERENCES LGPRODUCT(Prod_SKU) ON UPDATE CASCADE); </text:p>
      <text:p text:style-name="Text_20_body"/>
      <text:p text:style-name="Text_20_body">create table LGEMPLOYEE( Emp_Num int(5) not null primary key, Emp_Fname varchar(20) not null, Emp_Lname varchar(20) not null, Emp_Email varchar(30) not null, Emp_Phone varchar(10) not null, Emp_Hiredate Date not null, Emp_Title varchar(10) not null, Emp_Comm double(2,2) not null, Dept_Num int(3)); </text:p>
      <text:p text:style-name="Text_20_body"/>
      <text:p text:style-name="Text_20_body">create table LGDEPARTMENT( </text:p>
      <text:p text:style-name="Text_20_body"><text:s text:c="4"/>-&gt; Dept_num int(3) primary key not null, </text:p>
      <text:p text:style-name="Text_20_body"><text:s text:c="4"/>-&gt; Dept_Name varchar(20) not null, </text:p>
      <text:p text:style-name="Text_20_body"><text:s text:c="4"/>-&gt; Dept_Mail_Box varchar(3) not null, </text:p>
      <text:p text:style-name="Text_20_body"><text:s text:c="4"/>-&gt; Dept_Phone varchar(10) not null, </text:p>
      <text:p text:style-name="Text_20_body"><text:s text:c="4"/>-&gt; Emp_Num int(5), </text:p>
      <text:p text:style-name="Text_20_body"><text:s text:c="4"/>-&gt; FOREIGN KEY (Emp_Num) REFERENCES LGEMPLOYEE(Emp_Num) ON UPDATE <text:soft-page-break/>CASCADE); </text:p>
      <text:p text:style-name="Text_20_body"/>
      <text:p text:style-name="Text_20_body">create table LGSALARY_HISTORY( </text:p>
      <text:p text:style-name="Text_20_body"><text:s text:c="4"/>-&gt; Emp_Num int(5) not null, </text:p>
      <text:p text:style-name="Text_20_body"><text:s text:c="4"/>-&gt; Sal_From Date not null, </text:p>
      <text:p text:style-name="Text_20_body"><text:s text:c="4"/>-&gt; Sal_End Date not null, </text:p>
      <text:p text:style-name="Text_20_body"><text:s text:c="4"/>-&gt; Sal_Amount double(8,2), </text:p>
      <text:p text:style-name="Text_20_body"><text:s text:c="4"/>-&gt; Primary key(Emp_Num, Sal_From), </text:p>
      <text:p text:style-name="Text_20_body"><text:s text:c="4"/>-&gt; Foreign key(Emp_Num) references LGEMPLOYEE(Emp_Num) ON UPDATE CASCADE); </text:p>
      <text:p text:style-name="Text_20_body"/>
      <text:p text:style-name="Text_20_body">create table LGLINE( </text:p>
      <text:p text:style-name="Text_20_body"><text:s text:c="4"/>-&gt; Inv_Num int(3) not null, </text:p>
      <text:p text:style-name="Text_20_body"><text:s text:c="4"/>-&gt; Line_Num int(3) not null, </text:p>
      <text:p text:style-name="Text_20_body"><text:s text:c="4"/>-&gt; Prod_SKU int(3) not null, </text:p>
      <text:p text:style-name="Text_20_body"><text:s text:c="4"/>-&gt; Line_Qty int(3) not null, </text:p>
      <text:p text:style-name="Text_20_body"><text:s text:c="4"/>-&gt; Line_Price double(8,2) not null, </text:p>
      <text:p text:style-name="Text_20_body"><text:s text:c="4"/>-&gt; primary key(Inv_Num, Line_Num), </text:p>
      <text:p text:style-name="Text_20_body"><text:s text:c="4"/>-&gt; Foreign key (Inv_Num) references LGINVOICE(Inv_Num) ON UPDATE CASCADE, </text:p>
      <text:p text:style-name="Text_20_body"><text:s text:c="4"/>-&gt; Foreign key (Prod_SKU) references LGPRODUCT(Prod_SKU) ON UPDATE CASCADE); </text:p>
      <text:p text:style-name="Text_20_body"/>
      <text:p text:style-name="Text_20_body">alter table LGINVOICE add foreign key (Employee_ID) references LGEMPLOYEE(Emp_Num) ON UPDATE CASCADE;</text:p>
      <text:p text:style-name="Text_20_body"/>
      <text:p text:style-name="Text_20_body">alter table LGEMPLOYEE add foreign key(Dept_Num) references LGDEPARTMENT(Dept_Num) ON UPDATE CASCAD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rosenfeld</meta:initial-creator>
    <meta:creation-date>2014-03-06T10:34:24</meta:creation-date>
    <dc:date>2014-03-17T09:52:50</dc:date>
    <dc:creator>ariel rosenfeld</dc:creator>
    <meta:editing-duration>PT13M10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38" meta:word-count="335" meta:character-count="2664" meta:non-whitespace-character-count="2230"/>
  </office:meta>
</office:document-meta>
</file>